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6016*"/>
    </style:style>
    <style:style style:name="Table1.B" style:family="table-column">
      <style:table-column-properties style:column-width="2.5153in" style:rel-column-width="3622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632in" style:rel-column-width="1531*"/>
    </style:style>
    <style:style style:name="Table3.B" style:family="table-column">
      <style:table-column-properties style:column-width="3.616in" style:rel-column-width="5207*"/>
    </style:style>
    <style:style style:name="Table3.C" style:family="table-column">
      <style:table-column-properties style:column-width="2.0139in" style:rel-column-width="29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1.0576in" style:rel-column-width="1523*"/>
    </style:style>
    <style:style style:name="Table4.B" style:family="table-column">
      <style:table-column-properties style:column-width="3.6215in" style:rel-column-width="5215*"/>
    </style:style>
    <style:style style:name="Table4.C" style:family="table-column">
      <style:table-column-properties style:column-width="2.0139in" style:rel-column-width="2900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text-properties style:font-name="Cantarell" officeooo:paragraph-rsid="00153f83"/>
    </style:style>
    <style:style style:name="P4" style:family="paragraph" style:parent-style-name="Standard">
      <style:text-properties style:font-name="Cantarell" officeooo:paragraph-rsid="001b5df1"/>
    </style:style>
    <style:style style:name="P5" style:family="paragraph" style:parent-style-name="Standard">
      <style:text-properties style:font-name="Cantarell" officeooo:paragraph-rsid="001e44dd"/>
    </style:style>
    <style:style style:name="P6" style:family="paragraph" style:parent-style-name="Standard">
      <style:text-properties style:font-name="Cantarell" officeooo:paragraph-rsid="00302d91"/>
    </style:style>
    <style:style style:name="P7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paragraph-rsid="001e44d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officeooo:paragraph-rsid="00327fdf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officeooo:paragraph-rsid="003497a4" style:font-size-asian="10pt" style:font-size-complex="10pt"/>
    </style:style>
    <style:style style:name="P14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16" style:family="paragraph" style:parent-style-name="Table_20_Contents">
      <style:text-properties fo:color="#000000" style:font-name="Cantarel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paragraph-rsid="0009034c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fo:font-size="8pt" officeooo:paragraph-rsid="0033ca65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size="8pt" officeooo:paragraph-rsid="003497a4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paragraph-rsid="0033ca65" style:font-size-asian="8pt" style:font-weight-asian="bold" style:font-size-complex="8pt" style:font-weight-complex="bold"/>
    </style:style>
    <style:style style:name="P26" style:family="paragraph" style:parent-style-name="Table_20_Contents">
      <style:text-properties fo:color="#000000" style:font-name="Cantarell" fo:font-weight="bold" officeooo:paragraph-rsid="002bea28" style:font-weight-asian="bold" style:font-weight-complex="bold"/>
    </style:style>
    <style:style style:name="P27" style:family="paragraph" style:parent-style-name="Table_20_Contents">
      <style:text-properties style:font-name="Cantarell" officeooo:paragraph-rsid="00236137"/>
    </style:style>
    <style:style style:name="P28" style:family="paragraph" style:parent-style-name="Table_20_Contents">
      <style:text-properties style:font-name="Cantarell" officeooo:paragraph-rsid="0026f169"/>
    </style:style>
    <style:style style:name="P29" style:family="paragraph" style:parent-style-name="Table_20_Contents">
      <style:text-properties style:font-name="Cantarell" style:text-underline-style="solid" style:text-underline-width="auto" style:text-underline-color="font-color" officeooo:paragraph-rsid="0020f7b0"/>
    </style:style>
    <style:style style:name="P30" style:family="paragraph" style:parent-style-name="Table_20_Contents">
      <style:text-properties style:font-name="Cantarell" officeooo:paragraph-rsid="002af668"/>
    </style:style>
    <style:style style:name="P31" style:family="paragraph" style:parent-style-name="Table_20_Contents">
      <style:text-properties style:font-name="Cantarell" officeooo:paragraph-rsid="002bea28"/>
    </style:style>
    <style:style style:name="P32" style:family="paragraph" style:parent-style-name="Table_20_Contents">
      <style:text-properties style:font-name="Cantarell" officeooo:paragraph-rsid="00302d91"/>
    </style:style>
    <style:style style:name="P33" style:family="paragraph" style:parent-style-name="Table_20_Contents">
      <style:text-properties style:font-name="Cantarell" officeooo:paragraph-rsid="00499ae2"/>
    </style:style>
    <style:style style:name="P34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35" style:family="paragraph" style:parent-style-name="Table_20_Contents" style:list-style-name="L1">
      <style:text-properties officeooo:paragraph-rsid="002ecfd0"/>
    </style:style>
    <style:style style:name="P36" style:family="paragraph" style:parent-style-name="Table_20_Contents" style:list-style-name="L1">
      <style:text-properties officeooo:paragraph-rsid="002ed3e6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15acc3"/>
    </style:style>
    <style:style style:name="T3" style:family="text">
      <style:text-properties fo:color="#000000" style:font-name="Cantarell" officeooo:rsid="002bea28"/>
    </style:style>
    <style:style style:name="T4" style:family="text">
      <style:text-properties fo:color="#000000" style:font-name="Cantarell" officeooo:rsid="002ecfd0"/>
    </style:style>
    <style:style style:name="T5" style:family="text">
      <style:text-properties fo:color="#000000" style:font-name="Cantarell" officeooo:rsid="002ed3e6"/>
    </style:style>
    <style:style style:name="T6" style:family="text">
      <style:text-properties fo:color="#000000" style:font-name="Cantarell" officeooo:rsid="00409805"/>
    </style:style>
    <style:style style:name="T7" style:family="text">
      <style:text-properties fo:color="#000000" officeooo:rsid="0009034c"/>
    </style:style>
    <style:style style:name="T8" style:family="text">
      <style:text-properties fo:color="#000000" officeooo:rsid="0015acc3"/>
    </style:style>
    <style:style style:name="T9" style:family="text">
      <style:text-properties fo:color="#000000" officeooo:rsid="00252ac4"/>
    </style:style>
    <style:style style:name="T10" style:family="text">
      <style:text-properties fo:color="#000000" officeooo:rsid="0026f169"/>
    </style:style>
    <style:style style:name="T11" style:family="text">
      <style:text-properties fo:color="#000000" officeooo:rsid="002a0497"/>
    </style:style>
    <style:style style:name="T12" style:family="text">
      <style:text-properties fo:color="#000000" officeooo:rsid="002af668"/>
    </style:style>
    <style:style style:name="T13" style:family="text">
      <style:text-properties fo:color="#000000" fo:font-weight="bold" officeooo:rsid="0015acc3" style:font-weight-asian="bold" style:font-weight-complex="bold"/>
    </style:style>
    <style:style style:name="T14" style:family="text">
      <style:text-properties fo:color="#000000" fo:font-weight="bold" officeooo:rsid="0026f169" style:font-weight-asian="bold" style:font-weight-complex="bold"/>
    </style:style>
    <style:style style:name="T15" style:family="text">
      <style:text-properties fo:color="#000000" fo:font-weight="bold" officeooo:rsid="002a0497" style:font-weight-asian="bold" style:font-weight-complex="bold"/>
    </style:style>
    <style:style style:name="T16" style:family="text">
      <style:text-properties fo:color="#000000" fo:font-weight="bold" officeooo:rsid="002af668" style:font-weight-asian="bold" style:font-weight-complex="bold"/>
    </style:style>
    <style:style style:name="T17" style:family="text">
      <style:text-properties officeooo:rsid="000c8bef"/>
    </style:style>
    <style:style style:name="T18" style:family="text">
      <style:text-properties officeooo:rsid="000f24dc"/>
    </style:style>
    <style:style style:name="T19" style:family="text">
      <style:text-properties officeooo:rsid="000fc60f"/>
    </style:style>
    <style:style style:name="T20" style:family="text">
      <style:text-properties officeooo:rsid="00153f83"/>
    </style:style>
    <style:style style:name="T21" style:family="text">
      <style:text-properties officeooo:rsid="0015acc3"/>
    </style:style>
    <style:style style:name="T22" style:family="text">
      <style:text-properties fo:color="#000080" style:font-name="Cantarell" officeooo:rsid="0015acc3"/>
    </style:style>
    <style:style style:name="T23" style:family="text">
      <style:text-properties fo:color="#000080" style:font-name="Cantarell" officeooo:rsid="002ecfd0"/>
    </style:style>
    <style:style style:name="T24" style:family="text">
      <style:text-properties fo:color="#000080" officeooo:rsid="0015acc3"/>
    </style:style>
    <style:style style:name="T25" style:family="text">
      <style:text-properties fo:color="#000080" officeooo:rsid="0026f169"/>
    </style:style>
    <style:style style:name="T26" style:family="text">
      <style:text-properties fo:color="#000080" officeooo:rsid="002af668"/>
    </style:style>
    <style:style style:name="T27" style:family="text">
      <style:text-properties fo:color="#000080" officeooo:rsid="002be7c3"/>
    </style:style>
    <style:style style:name="T28" style:family="text">
      <style:text-properties fo:color="#ff0000"/>
    </style:style>
    <style:style style:name="T29" style:family="text">
      <style:text-properties fo:color="#ff0000" officeooo:rsid="0026f169"/>
    </style:style>
    <style:style style:name="T30" style:family="text">
      <style:text-properties fo:color="#ff0000" officeooo:rsid="002bea28"/>
    </style:style>
    <style:style style:name="T31" style:family="text">
      <style:text-properties fo:color="#ff0000" style:font-name="Cantarell" officeooo:rsid="002ed3e6"/>
    </style:style>
    <style:style style:name="T32" style:family="text">
      <style:text-properties officeooo:rsid="001b5df1"/>
    </style:style>
    <style:style style:name="T33" style:family="text">
      <style:text-properties style:font-name="Cantarell" officeooo:rsid="0015acc3"/>
    </style:style>
    <style:style style:name="T34" style:family="text">
      <style:text-properties style:font-name="Cantarell" officeooo:rsid="002ed3e6"/>
    </style:style>
    <style:style style:name="T35" style:family="text">
      <style:text-properties officeooo:rsid="0020f7b0"/>
    </style:style>
    <style:style style:name="T36" style:family="text">
      <style:text-properties officeooo:rsid="002224e5"/>
    </style:style>
    <style:style style:name="T37" style:family="text">
      <style:text-properties officeooo:rsid="00236137"/>
    </style:style>
    <style:style style:name="T38" style:family="text">
      <style:text-properties officeooo:rsid="0026fd71"/>
    </style:style>
    <style:style style:name="T39" style:family="text">
      <style:text-properties officeooo:rsid="002bea28"/>
    </style:style>
    <style:style style:name="T40" style:family="text">
      <style:text-properties officeooo:rsid="00302d91"/>
    </style:style>
    <style:style style:name="T41" style:family="text">
      <style:text-properties officeooo:rsid="0033ca65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9034c" style:font-weight-asian="bold" style:font-weight-complex="bold"/>
    </style:style>
    <style:style style:name="T44" style:family="text">
      <style:text-properties fo:font-weight="bold" officeooo:rsid="000c8bef" style:font-weight-asian="bold" style:font-weight-complex="bold"/>
    </style:style>
    <style:style style:name="T45" style:family="text">
      <style:text-properties fo:font-weight="bold" officeooo:rsid="000fc60f" style:font-weight-asian="bold" style:font-weight-complex="bold"/>
    </style:style>
    <style:style style:name="T46" style:family="text">
      <style:text-properties fo:font-weight="bold" officeooo:rsid="00153f83" style:font-weight-asian="bold" style:font-weight-complex="bold"/>
    </style:style>
    <style:style style:name="T47" style:family="text">
      <style:text-properties fo:font-weight="bold" officeooo:rsid="001b5df1" style:font-weight-asian="bold" style:font-weight-complex="bold"/>
    </style:style>
    <style:style style:name="T48" style:family="text">
      <style:text-properties fo:font-weight="bold" officeooo:rsid="002224e5" style:font-weight-asian="bold" style:font-weight-complex="bold"/>
    </style:style>
    <style:style style:name="T49" style:family="text">
      <style:text-properties fo:font-weight="bold" officeooo:rsid="00236137" style:font-weight-asian="bold" style:font-weight-complex="bold"/>
    </style:style>
    <style:style style:name="T50" style:family="text">
      <style:text-properties fo:font-weight="bold" officeooo:rsid="00445108" style:font-weight-asian="bold" style:font-weight-complex="bold"/>
    </style:style>
    <style:style style:name="T51" style:family="text">
      <style:text-properties officeooo:rsid="004451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4"><text:span text:style-name="T1">Surgery Report : </text:span><text:span text:style-name="T1"><text:placeholder text:placeholder-type="text">&lt;surgery.code&gt;</text:placeholder></text:span></text:p>
            <text:p text:style-name="P16"><text:span text:style-name="T1"/></text:p>
          </table:table-cell>
          <table:covered-table-cell/>
        </table:table-row>
        <table:table-row>
          <table:table-cell table:style-name="Table1.A2" office:value-type="string">
            <text:p text:style-name="P18"><text:span text:style-name="T43">Date</text:span><text:span text:style-name="T1"> : </text:span><text:span text:style-name="T1"><text:placeholder text:placeholder-type="text">&lt;surgery.surgery_date or ''&gt;</text:placeholder></text:span></text:p>
            <text:p text:style-name="P21"><text:span text:style-name="T44">Institution</text:span><text:span text:style-name="T17"> :</text:span><text:span text:style-name="T1"><text:placeholder text:placeholder-type="text">&lt;if test="surgery.operating_room"&gt;</text:placeholder></text:span><text:span text:style-name="T17"> </text:span><text:span text:style-name="T1"><text:placeholder text:placeholder-type="text">&lt;surgery.operating_room.institution.name or ''&gt;</text:placeholder></text:span><text:span text:style-name="T1"><text:placeholder text:placeholder-type="text">&lt;/if&gt;</text:placeholder></text:span></text:p>
            <text:p text:style-name="P20"><text:span text:style-name="T44">Operating Room</text:span><text:span text:style-name="T17"> :</text:span><text:span text:style-name="T1"><text:placeholder text:placeholder-type="text">&lt;if test="surgery.operating_room"&gt;</text:placeholder></text:span><text:span text:style-name="T1"> </text:span><text:span text:style-name="T1"><text:placeholder text:placeholder-type="text">&lt;surgery.operating_room.name or ''&gt;</text:placeholder></text:span><text:span text:style-name="T1"><text:placeholder text:placeholder-type="text">&lt;/if&gt;</text:placeholder></text:span></text:p>
            <text:p text:style-name="P10"><text:span text:style-name="T45">Main Surgeon</text:span><text:span text:style-name="T19"> : </text:span><text:span text:style-name="T1"><text:placeholder text:placeholder-type="text">&lt;if test="surgery.surgeon"&gt;</text:placeholder></text:span><text:span text:style-name="T1"><text:placeholder text:placeholder-type="text">&lt;surgery.surgeon.name.name or ''&gt;</text:placeholder></text:span><text:span text:style-name="T1">, </text:span><text:span text:style-name="T1"><text:placeholder text:placeholder-type="text">&lt;surgery.surgeon.name.lastname or ''&gt;</text:placeholder></text:span><text:span text:style-name="T1"><text:placeholder text:placeholder-type="text">&lt;/if&gt;</text:placeholder></text:span></text:p>
            <text:p text:style-name="P11"><text:span text:style-name="T45">Anesthetist</text:span><text:span text:style-name="T19"> :</text:span><text:span text:style-name="T1"><text:placeholder text:placeholder-type="text">&lt;if test="surgery.anesthetist"&gt;</text:placeholder></text:span><text:span text:style-name="T19"> </text:span><text:span text:style-name="T1"><text:placeholder text:placeholder-type="text">&lt;surgery.anesthetist.name.name or ''&gt;</text:placeholder></text:span><text:span text:style-name="T1">, </text:span><text:span text:style-name="T1"><text:placeholder text:placeholder-type="text">&lt;surgery.anesthetist.name.lastname or ''&gt;</text:placeholder></text:span><text:span text:style-name="T1"><text:placeholder text:placeholder-type="text">&lt;/if&gt;</text:placeholder></text:span></text:p>
          </table:table-cell>
          <table:table-cell table:style-name="Table1.B2" office:value-type="string">
            <text:p text:style-name="P19"><text:span text:style-name="T42">Patient</text:span> : <text:placeholder text:placeholder-type="text">&lt;surgery.patient.name.lastname&gt;</text:placeholder>, <text:placeholder text:placeholder-type="text">&lt;surgery.patient.name.name&gt;</text:placeholder> <text:span text:style-name="T18">(ID </text:span><text:span text:style-name="T18"><text:placeholder text:placeholder-type="text">&lt;surgery.patient.identification_code&gt;</text:placeholder></text:span><text:span text:style-name="T18"> ) </text:span></text:p>
            <text:p text:style-name="P15"><text:placeholder text:placeholder-type="text">&lt;if test="surgery.patient.sex == 'f'"&gt;</text:placeholder></text:p>
            <text:p text:style-name="P17"><text:span text:style-name="T50">Sex</text:span><text:span text:style-name="T51"> : </text:span>Female</text:p>
            <text:p text:style-name="P15"><text:placeholder text:placeholder-type="text">&lt;/if&gt;</text:placeholder></text:p>
            <text:p text:style-name="P15"><text:placeholder text:placeholder-type="text">&lt;if test="surgery.patient.sex == 'm'"&gt;</text:placeholder></text:p>
            <text:p text:style-name="P17"><text:span text:style-name="T50">Sex</text:span><text:span text:style-name="T51"> : </text:span>Male</text:p>
            <text:p text:style-name="P15"><text:placeholder text:placeholder-type="text">&lt;/if&gt;</text:placeholder></text:p>
            <text:p text:style-name="P19"><text:span text:style-name="T45">Age </text:span><text:span text:style-name="T50">at surgery</text:span><text:span text:style-name="T19"> : </text:span><text:span text:style-name="T19"><text:placeholder text:placeholder-type="text">&lt;surgery.computed_age&gt;</text:placeholder></text:span></text:p>
            <text:p text:style-name="P19"><text:span text:style-name="T19"/></text:p>
            <text:p text:style-name="P8"><text:span text:style-name="T32"/></text:p>
          </table:table-cell>
        </table:table-row>
        <table:table-row>
          <table:table-cell table:style-name="Table1.A3" table:number-columns-spanned="2" office:value-type="string">
            <text:p text:style-name="P5"><text:span text:style-name="T46">Description</text:span><text:span text:style-name="T20"> : </text:span><text:span text:style-name="T7"><text:placeholder text:placeholder-type="text">&lt;surgery.description or ''&gt;</text:placeholder></text:span></text:p>
            <text:p text:style-name="P5"><text:span text:style-name="T13">Classification</text:span><text:span text:style-name="T8"> : <text:s/></text:span><text:span text:style-name="T24"><text:placeholder text:placeholder-type="text">&lt;if test="surgery.classification=='o'"&gt;</text:placeholder></text:span><text:span text:style-name="T8">Optional</text:span><text:span text:style-name="T28"><text:placeholder text:placeholder-type="text">&lt;/if&gt;</text:placeholder></text:span><text:span text:style-name="T24"><text:placeholder text:placeholder-type="text">&lt;if test="surgery.classification=='r'"&gt;</text:placeholder></text:span><text:span text:style-name="T8">Required</text:span><text:span text:style-name="T8"><text:placeholder text:placeholder-type="text">&lt;/if&gt;</text:placeholder></text:span><text:span text:style-name="T24"><text:placeholder text:placeholder-type="text">&lt;if test="surgery.classification=='u'"&gt;</text:placeholder></text:span><text:span text:style-name="T8">Urgent</text:span><text:span text:style-name="T8"><text:placeholder text:placeholder-type="text">&lt;/if&gt;</text:placeholder></text:span><text:span text:style-name="T24"><text:placeholder text:placeholder-type="text">&lt;if test="surgery.classification=='e'"&gt;</text:placeholder></text:span><text:span text:style-name="T8">Emergency</text:span><text:span text:style-name="T8"><text:placeholder text:placeholder-type="text">&lt;/if&gt;</text:placeholder></text:span></text:p>
            <text:p text:style-name="P11"><text:span text:style-name="T47">Base Condition</text:span><text:span text:style-name="T32"> : </text:span><text:span text:style-name="T1"><text:placeholder text:placeholder-type="text">&lt;if test="surgery.pathology"&gt;</text:placeholder></text:span><text:span text:style-name="T32"> </text:span><text:span text:style-name="T1"><text:placeholder text:placeholder-type="text">&lt;surgery.pathology.name&gt;</text:placeholder></text:span><text:span text:style-name="T21"><text:placeholder text:placeholder-type="text">&lt;/if&gt;</text:placeholder></text:span></text:p>
            <text:p text:style-name="P9"><text:span text:style-name="T48">Surgery Time</text:span><text:span text:style-name="T35"> : </text:span><text:span text:style-name="T1"><text:placeholder text:placeholder-type="text">&lt;surgery.surgery_length&gt;</text:placeholder></text:span></text:p>
          </table:table-cell>
          <table:covered-table-cell/>
        </table:table-row>
      </table:table>
      <text:p text:style-name="P1"><text:span text:style-name="T20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<text:span text:style-name="T35">Pre-</text:span><text:span text:style-name="T38">operation</text:span><text:span text:style-name="T35"> Information</text:span></text:p>
            <text:p text:style-name="P27"><text:span text:style-name="T37"/></text:p>
            <text:p text:style-name="P33"><text:span text:style-name="T49">Revised Cardiac Risk Index (RCRI)</text:span><text:span text:style-name="T37"> : </text:span><text:span text:style-name="T7"><text:placeholder text:placeholder-type="text">&lt;if test="surgery.preop_rcri"&gt;</text:placeholder></text:span><text:span text:style-name="T7"><text:placeholder text:placeholder-type="text">&lt;surgery.preop_rcri.rcri_total or ''&gt;</text:placeholder></text:span><text:span text:style-name="T9">( Class </text:span><text:span text:style-name="T7"><text:placeholder text:placeholder-type="text">&lt;surgery.preop_rcri.rcri_class or ''&gt;</text:placeholder></text:span><text:span text:style-name="T7"> </text:span><text:span text:style-name="T9">)</text:span><text:span text:style-name="T8"><text:placeholder text:placeholder-type="text">&lt;/if&gt;</text:placeholder></text:span></text:p>
            <text:p text:style-name="P28"><text:span text:style-name="T14">ASA </text:span><text:span text:style-name="T15">Pre-operative </text:span><text:span text:style-name="T14">Physical Status</text:span><text:span text:style-name="T10"> : </text:span><text:span text:style-name="T24"><text:placeholder text:placeholder-type="text">&lt;if test="surgery.preop_asa=='ps1'"&gt;</text:placeholder></text:span><text:span text:style-name="T25">1 : Normal healthy patient</text:span><text:span text:style-name="T29"><text:placeholder text:placeholder-type="text">&lt;/if&gt;</text:placeholder></text:span><text:span text:style-name="T24"><text:placeholder text:placeholder-type="text">&lt;if test="surgery.preop_asa=='ps2'"&gt;</text:placeholder></text:span><text:span text:style-name="T25">2 : Patients with mild systemic disease</text:span><text:span text:style-name="T8"><text:placeholder text:placeholder-type="text">&lt;/if&gt;</text:placeholder></text:span><text:span text:style-name="T24"><text:placeholder text:placeholder-type="text">&lt;if test="surgery.preop_asa=='ps3'"&gt;</text:placeholder></text:span><text:span text:style-name="T25">3 : Patients with severe systemic disease</text:span><text:span text:style-name="T8"><text:placeholder text:placeholder-type="text">&lt;/if&gt;</text:placeholder></text:span><text:span text:style-name="T24"><text:placeholder text:placeholder-type="text">&lt;if test="surgery.preop_asa=='ps4'"&gt;</text:placeholder></text:span><text:span text:style-name="T25">4 : Patients with severe systemic disease that is a constant threat to life</text:span><text:span text:style-name="T8"><text:placeholder text:placeholder-type="text">&lt;/if&gt;</text:placeholder></text:span><text:span text:style-name="T24"><text:placeholder text:placeholder-type="text">&lt;if test="surgery.preop_asa=='ps5'"&gt;</text:placeholder></text:span><text:span text:style-name="T25">5 : Moribund patients who are not expected to survive without the operation</text:span><text:span text:style-name="T8"><text:placeholder text:placeholder-type="text">&lt;/if&gt;</text:placeholder></text:span><text:span text:style-name="T24"><text:placeholder text:placeholder-type="text">&lt;if test="surgery.preop_asa=='ps6'"&gt;</text:placeholder></text:span><text:span text:style-name="T25">6 : A declared brain-dead patient who organs are being removed for donor purposes</text:span><text:span text:style-name="T8"><text:placeholder text:placeholder-type="text">&lt;/if&gt;</text:placeholder></text:span></text:p>
            <text:p text:style-name="P30"><text:span text:style-name="T16">Mallampati Score</text:span><text:span text:style-name="T12"> : </text:span><text:span text:style-name="T24"><text:placeholder text:placeholder-type="text">&lt;if test="surgery.preop_mallampati=='Class 1'"&gt;</text:placeholder></text:span><text:span text:style-name="T27">Class 1: </text:span><text:span text:style-name="T26">Full visibility of tonsils, uvula and soft palate</text:span><text:span text:style-name="T29"><text:placeholder text:placeholder-type="text">&lt;/if&gt;</text:placeholder></text:span><text:span text:style-name="T24"><text:placeholder text:placeholder-type="text">&lt;if test="surgery.preop_mallampati=='Class 2'"&gt;</text:placeholder></text:span><text:span text:style-name="T26">Class 2: Visibility of hard and soft palate, upper portion of tonsils and uvula</text:span><text:span text:style-name="T29"><text:placeholder text:placeholder-type="text">&lt;/if&gt;</text:placeholder></text:span><text:span text:style-name="T24"><text:placeholder text:placeholder-type="text">&lt;if test="surgery.preop_mallampati=='Class 3'"&gt;</text:placeholder></text:span><text:span text:style-name="T26">Class 3: Soft and hard palate and base of the uvula are visible</text:span><text:span text:style-name="T29"><text:placeholder text:placeholder-type="text">&lt;/if&gt;</text:placeholder></text:span><text:span text:style-name="T24"><text:placeholder text:placeholder-type="text">&lt;if test="surgery.preop_mallampati=='Class 4'"&gt;</text:placeholder></text:span><text:span text:style-name="T26">Class 4: Only Hard Palate visible</text:span><text:span text:style-name="T29"><text:placeholder text:placeholder-type="text">&lt;/if&gt;</text:placeholder></text:span></text:p>
            <text:p text:style-name="P30"><text:span text:style-name="T29"/></text:p>
            <text:p text:style-name="P26"><text:span text:style-name="T39">Pre-operation Checklist</text:span></text:p>
            <text:list xml:id="list9055991705943383249" text:style-name="L1">
              <text:list-item>
                <text:p text:style-name="P35"><text:span text:style-name="T3">Risk of Massive bleeding, </text:span><text:span text:style-name="T6">i</text:span><text:span text:style-name="T3">ntravenous access and fluids availabl</text:span><text:span text:style-name="T4">e :</text:span><text:span text:style-name="T23"> </text:span><text:span text:style-name="T22"><text:placeholder text:placeholder-type="text">&lt;surgery.preop_bleeding_risk&gt;</text:placeholder></text:span></text:p>
              </text:list-item>
              <text:list-item>
                <text:p text:style-name="P36"><text:span text:style-name="T4">Pulse Oximeter in place :</text:span><text:span text:style-name="T23"> </text:span><text:span text:style-name="T22"><text:placeholder text:placeholder-type="text">&lt;surgery.preop_oximeter&gt;</text:placeholder></text:span></text:p>
              </text:list-item>
              <text:list-item>
                <text:p text:style-name="P36"><text:span text:style-name="T5">Surgical Site Marking : </text:span><text:span text:style-name="T22"><text:placeholder text:placeholder-type="text">&lt;surgery.preop_site_marking&gt;</text:placeholder></text:span></text:p>
              </text:list-item>
              <text:list-item>
                <text:p text:style-name="P36"><text:span text:style-name="T5">Antibiotic Prophylaxis : </text:span><text:span text:style-name="T22"><text:placeholder text:placeholder-type="text">&lt;surgery.preop_antibiotics&gt;</text:placeholder></text:span></text:p>
              </text:list-item>
              <text:list-item>
                <text:p text:style-name="P36"><text:span text:style-name="T5">Sterility confirmed :</text:span><text:span text:style-name="T31"> </text:span><text:span text:style-name="T22"><text:placeholder text:placeholder-type="text">&lt;surgery.preop_sterility&gt;</text:placeholder></text:span></text:p>
              </text:list-item>
            </text:list>
            <text:p text:style-name="P31"><text:span text:style-name="T29"/></text:p>
          </table:table-cell>
        </table:table-row>
      </table:table>
      <text:p text:style-name="P3"><text:span text:style-name="T7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<text:span text:style-name="T40">Procedure Code</text:span></text:p>
          </table:table-cell>
          <table:table-cell table:style-name="Table3.B1" office:value-type="string">
            <text:p text:style-name="P32"><text:span text:style-name="T40">Description</text:span></text:p>
          </table:table-cell>
          <table:table-cell table:style-name="Table3.C1" office:value-type="string">
            <text:p text:style-name="P32"><text:span text:style-name="T40">Notes</text:span></text:p>
          </table:table-cell>
        </table:table-row>
      </table:table>
      <text:p text:style-name="P6"><text:span text:style-name="T7"><text:placeholder text:placeholder-type="text">&lt;for each="procedure in surgery.procedures"&gt;</text:placeholder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<text:span text:style-name="T7"><text:placeholder text:placeholder-type="text">&lt;procedure.procedure.name&gt;</text:placeholder></text:span></text:p>
          </table:table-cell>
          <table:table-cell table:style-name="Table4.B1" office:value-type="string">
            <text:p text:style-name="P6"><text:span text:style-name="T7"><text:placeholder text:placeholder-type="text">&lt;procedure.procedure.description&gt;</text:placeholder></text:span></text:p>
          </table:table-cell>
          <table:table-cell table:style-name="Table4.C1" office:value-type="string">
            <text:p text:style-name="P6"><text:span text:style-name="T7"><text:placeholder text:placeholder-type="text">&lt;procedure.notes&gt;</text:placeholder></text:span></text:p>
          </table:table-cell>
        </table:table-row>
      </table:table>
      <text:p text:style-name="P12"><text:soft-page-break/><text:span text:style-name="T1"><text:placeholder text:placeholder-type="text">&lt;/for&gt;</text:placeholder></text:span></text:p>
      <text:p text:style-name="P25"><text:span text:style-name="T41"/></text:p>
      <text:p text:style-name="P25"><text:span text:style-name="T41">Surgery Details / Incidents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<text:placeholder text:placeholder-type="text">&lt;for each="line in unicode(surgery.extra_info).split('\n')"&gt;</text:placeholder></text:p>
            <text:p text:style-name="P14"><text:placeholder text:placeholder-type="text">&lt;line&gt;</text:placeholder></text:p>
            <text:p text:style-name="P13"><text:span text:style-name="T24"><text:placeholder text:placeholder-type="text">&lt;/for&gt;</text:placeholder></text:span></text:p>
            <text:p text:style-name="P22"><text:span text:style-name="T24"/></text:p>
          </table:table-cell>
        </table:table-row>
      </table:table>
      <text:p text:style-name="P25"><text:span text:style-name="T41"/></text:p>
      <text:p text:style-name="P25"><text:span text:style-name="T41">Anesthesia Report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placeholder text:placeholder-type="text">&lt;for each="line in unicode(surgery.anesthesia_report).split('\n')"&gt;</text:placeholder></text:p>
            <text:p text:style-name="P14"><text:placeholder text:placeholder-type="text">&lt;line&gt;</text:placeholder></text:p>
            <text:p text:style-name="P13"><text:span text:style-name="T24"><text:placeholder text:placeholder-type="text">&lt;/for&gt;</text:placeholder></text:span></text:p>
            <text:p text:style-name="P23"><text:span text:style-name="T24"/></text:p>
          </table:table-cell>
        </table:table-row>
      </table:table>
      <text:p text:style-name="P22"><text:span text:style-name="T7"/></text:p>
      <text:p text:style-name="P24"><text:span text:style-name="T7">Print Date <text:s/>: </text:span><text:span text:style-name="T7"><text:placeholder text:placeholder-type="text">&lt;formatLang(time.strftime('%Y-%m-%d'), user.language, date=True)&gt;</text:placeholder></text:span><text:span text:style-name="T7">, </text:span><text:span text:style-name="T7"><text:placeholder text:placeholder-type="text">&lt;time.strftime('%H:%M:%S')&gt;</text:placeholder></text:span></text:p>
      <text:p text:style-name="P1"><text:placeholder text:placeholder-type="text">&lt;/for&gt;</text:placeholder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9-01T21:40:15</dc:date>
    <meta:editing-duration>P2DT4H7M1S</meta:editing-duration>
    <meta:editing-cycles>95</meta:editing-cycles>
    <meta:generator>LibreOffice/4.0.5.2$Linux_X86_64 LibreOffice_project/400m0$Build-2</meta:generator>
    <meta:document-statistic meta:table-count="6" meta:image-count="0" meta:object-count="0" meta:page-count="2" meta:paragraph-count="47" meta:word-count="303" meta:character-count="3283" meta:non-whitespace-character-count="3029"/>
  </office:meta>
</office:document-meta>
</file>